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15%"/>
      <style:text-properties fo:font-weight="bold" style:font-weight-asian="bold" style:font-weight-complex="bold" fo:font-size="14pt" style:font-size-asian="14pt" style:font-size-complex="14pt"/>
    </style:style>
    <style:style style:name="P2" style:parent-style-name="Standard" style:family="paragraph">
      <style:paragraph-properties fo:line-height="115%"/>
      <style:text-properties fo:font-weight="bold" style:font-weight-asian="bold" style:font-weight-complex="bold" fo:font-size="14pt" style:font-size-asian="14pt" style:font-size-complex="14pt"/>
    </style:style>
    <style:style style:name="P3" style:parent-style-name="Standard" style:family="paragraph">
      <style:paragraph-properties fo:line-height="115%"/>
      <style:text-properties fo:font-size="14pt" style:font-size-asian="14pt" style:font-size-complex="14pt"/>
    </style:style>
    <style:style style:name="P4" style:parent-style-name="Standard" style:family="paragraph">
      <style:paragraph-properties fo:line-height="115%"/>
      <style:text-properties fo:font-size="14pt" style:font-size-asian="14pt" style:font-size-complex="14pt"/>
    </style:style>
    <style:style style:name="P5" style:parent-style-name="Standard" style:family="paragraph">
      <style:paragraph-properties fo:line-height="115%"/>
      <style:text-properties fo:font-size="14pt" style:font-size-asian="14pt" style:font-size-complex="14pt"/>
    </style:style>
    <style:style style:name="P6" style:parent-style-name="Standard" style:family="paragraph">
      <style:paragraph-properties fo:line-height="115%"/>
      <style:text-properties fo:font-size="14pt" style:font-size-asian="14pt" style:font-size-complex="14pt"/>
    </style:style>
    <style:style style:name="P7" style:parent-style-name="Standard" style:family="paragraph">
      <style:paragraph-properties fo:line-height="115%"/>
      <style:text-properties fo:font-size="14pt" style:font-size-asian="14pt" style:font-size-complex="14pt"/>
    </style:style>
    <style:style style:name="P8" style:parent-style-name="Standard" style:family="paragraph">
      <style:paragraph-properties fo:line-height="115%"/>
      <style:text-properties fo:font-weight="bold" style:font-weight-asian="bold" style:font-weight-complex="bold" fo:font-size="14pt" style:font-size-asian="14pt" style:font-size-complex="14pt"/>
    </style:style>
    <style:style style:name="P9" style:parent-style-name="Standard" style:family="paragraph">
      <style:paragraph-properties fo:line-height="115%"/>
      <style:text-properties fo:font-size="14pt" style:font-size-asian="14pt" style:font-size-complex="14pt"/>
    </style:style>
    <style:style style:name="P10" style:parent-style-name="Standard" style:family="paragraph">
      <style:paragraph-properties fo:line-height="115%"/>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color="#800000" fo:font-size="14pt" style:font-size-asian="14pt" style:font-size-complex="14pt"/>
    </style:style>
    <style:style style:name="T14" style:parent-style-name="DefaultParagraphFont" style:family="text">
      <style:text-properties fo:color="#000000" fo:font-size="14pt" style:font-size-asian="14pt" style:font-size-complex="14pt"/>
    </style:style>
    <style:style style:name="P15" style:parent-style-name="Standard" style:family="paragraph">
      <style:paragraph-properties fo:line-height="115%"/>
      <style:text-properties fo:color="#000000" fo:font-size="14pt" style:font-size-asian="14pt" style:font-size-complex="14pt"/>
    </style:style>
    <style:style style:name="P16" style:parent-style-name="Standard" style:family="paragraph">
      <style:paragraph-properties fo:line-height="115%"/>
      <style:text-properties fo:font-size="14pt" style:font-size-asian="14pt" style:font-size-complex="14pt"/>
    </style:style>
    <style:style style:name="P17" style:parent-style-name="Standard" style:family="paragraph">
      <style:paragraph-properties fo:line-height="115%"/>
      <style:text-properties fo:font-size="14pt" style:font-size-asian="14pt" style:font-size-complex="14pt"/>
    </style:style>
    <style:style style:name="P18" style:parent-style-name="Standard" style:family="paragraph">
      <style:paragraph-properties fo:line-height="115%"/>
      <style:text-properties fo:font-size="14pt" style:font-size-asian="14pt" style:font-size-complex="14pt"/>
    </style:style>
    <style:style style:name="P19" style:parent-style-name="Standard" style:family="paragraph">
      <style:paragraph-properties fo:line-height="115%"/>
      <style:text-properties fo:font-size="14pt" style:font-size-asian="14pt" style:font-size-complex="14pt"/>
    </style:style>
    <style:style style:name="P20" style:parent-style-name="Standard" style:family="paragraph">
      <style:paragraph-properties fo:line-height="115%"/>
      <style:text-properties fo:font-size="14pt" style:font-size-asian="14pt" style:font-size-complex="14pt"/>
    </style:style>
    <style:style style:name="P21" style:parent-style-name="Standard" style:family="paragraph">
      <style:paragraph-properties fo:line-height="115%"/>
      <style:text-properties fo:font-size="14pt" style:font-size-asian="14pt" style:font-size-complex="14pt"/>
    </style:style>
    <style:style style:name="P22" style:parent-style-name="Standard" style:family="paragraph">
      <style:paragraph-properties fo:line-height="115%"/>
      <style:text-properties fo:font-size="14pt" style:font-size-asian="14pt" style:font-size-complex="14pt"/>
    </style:style>
    <style:style style:name="P23" style:parent-style-name="Standard" style:family="paragraph">
      <style:paragraph-properties fo:line-height="115%"/>
      <style:text-properties fo:font-weight="bold" style:font-weight-asian="bold" style:font-weight-complex="bold" fo:font-size="14pt" style:font-size-asian="14pt" style:font-size-complex="14pt"/>
    </style:style>
    <style:style style:name="P24" style:parent-style-name="Standard" style:family="paragraph">
      <style:paragraph-properties fo:line-height="115%"/>
      <style:text-properties fo:font-weight="bold" style:font-weight-asian="bold" style:font-weight-complex="bold" fo:font-size="14pt" style:font-size-asian="14pt" style:font-size-complex="14pt"/>
    </style:style>
    <style:style style:name="P25" style:parent-style-name="Standard" style:family="paragraph">
      <style:paragraph-properties fo:line-height="115%"/>
    </style:style>
    <style:style style:name="T26" style:parent-style-name="DefaultParagraphFont" style:family="text">
      <style:text-properties fo:font-weight="bold" style:font-weight-asian="bold" style:font-weight-complex="bold"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Standard" style:family="paragraph">
      <style:paragraph-properties fo:line-height="115%"/>
      <style:text-properties fo:font-size="14pt" style:font-size-asian="14pt" style:font-size-complex="14pt"/>
    </style:style>
    <style:style style:name="P35" style:parent-style-name="Standard" style:family="paragraph">
      <style:paragraph-properties fo:line-height="115%"/>
      <style:text-properties fo:font-weight="bold" style:font-weight-asian="bold" style:font-weight-complex="bold" fo:font-size="14pt" style:font-size-asian="14pt" style:font-size-complex="14pt"/>
    </style:style>
    <style:style style:name="P36" style:parent-style-name="Standard" style:family="paragraph">
      <style:paragraph-properties fo:line-height="115%"/>
      <style:text-properties fo:font-weight="bold" style:font-weight-asian="bold" style:font-weight-complex="bold" fo:font-size="14pt" style:font-size-asian="14pt" style:font-size-complex="14pt"/>
    </style:style>
    <style:style style:name="P37" style:parent-style-name="Standard" style:family="paragraph">
      <style:paragraph-properties fo:line-height="115%"/>
    </style:style>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size="14pt" style:font-size-asian="14pt" style:font-size-complex="14pt"/>
    </style:style>
    <style:style style:name="P41" style:parent-style-name="Standard" style:family="paragraph">
      <style:paragraph-properties fo:line-height="115%"/>
      <style:text-properties fo:font-size="14pt" style:font-size-asian="14pt" style:font-size-complex="14pt"/>
    </style:style>
    <style:style style:name="P42" style:parent-style-name="Standard" style:family="paragraph">
      <style:paragraph-properties fo:line-height="115%"/>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size="14pt" style:font-size-asian="14pt" style:font-size-complex="14pt"/>
    </style:style>
    <style:style style:name="P45" style:parent-style-name="Standard" style:family="paragraph">
      <style:paragraph-properties fo:line-height="115%"/>
      <style:text-properties fo:font-size="14pt" style:font-size-asian="14pt" style:font-size-complex="14pt"/>
    </style:style>
    <style:style style:name="P46" style:parent-style-name="Standard" style:family="paragraph">
      <style:paragraph-properties fo:line-height="115%"/>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P50" style:parent-style-name="Standard" style:family="paragraph">
      <style:paragraph-properties fo:line-height="115%"/>
      <style:text-properties fo:font-size="14pt" style:font-size-asian="14pt" style:font-size-complex="14pt"/>
    </style:style>
    <style:style style:name="P51" style:parent-style-name="Standard" style:family="paragraph">
      <style:paragraph-properties fo:line-height="115%"/>
      <style:text-properties fo:font-weight="bold" style:font-weight-asian="bold" style:font-weight-complex="bold" fo:font-size="14pt" style:font-size-asian="14pt" style:font-size-complex="14pt"/>
    </style:style>
    <style:style style:name="P52" style:parent-style-name="Standard" style:family="paragraph">
      <style:paragraph-properties fo:line-height="115%"/>
      <style:text-properties fo:font-weight="bold" style:font-weight-asian="bold" style:font-weight-complex="bold" fo:font-size="14pt" style:font-size-asian="14pt" style:font-size-complex="14pt"/>
    </style:style>
    <style:style style:name="P53" style:parent-style-name="Standard" style:family="paragraph">
      <style:paragraph-properties fo:line-height="115%"/>
    </style:style>
    <style:style style:name="T54" style:parent-style-name="DefaultParagraphFont" style:family="text">
      <style:text-properties fo:font-weight="bold" style:font-weight-asian="bold" style:font-weight-complex="bold"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P57" style:parent-style-name="Standard" style:family="paragraph">
      <style:paragraph-properties fo:line-height="115%"/>
      <style:text-properties fo:font-weight="bold" style:font-weight-asian="bold" style:font-weight-complex="bold" fo:font-size="14pt" style:font-size-asian="14pt" style:font-size-complex="14pt"/>
    </style:style>
    <style:style style:name="P58" style:parent-style-name="Standard" style:family="paragraph">
      <style:paragraph-properties fo:line-height="115%"/>
      <style:text-properties fo:font-size="14pt" style:font-size-asian="14pt" style:font-size-complex="14pt"/>
    </style:style>
    <style:style style:name="P59" style:parent-style-name="Standard" style:family="paragraph">
      <style:paragraph-properties fo:line-height="115%"/>
      <style:text-properties fo:font-size="14pt" style:font-size-asian="14pt" style:font-size-complex="14pt"/>
    </style:style>
    <style:style style:name="P60" style:parent-style-name="Standard" style:family="paragraph">
      <style:paragraph-properties fo:line-height="115%"/>
      <style:text-properties fo:font-size="14pt" style:font-size-asian="14pt" style:font-size-complex="14pt"/>
    </style:style>
    <style:style style:name="P61" style:parent-style-name="Standard" style:family="paragraph">
      <style:paragraph-properties fo:line-height="115%"/>
      <style:text-properties fo:font-size="14pt" style:font-size-asian="14pt" style:font-size-complex="14pt"/>
    </style:style>
    <style:style style:name="P62" style:parent-style-name="Standard" style:family="paragraph">
      <style:paragraph-properties fo:line-height="115%"/>
      <style:text-properties fo:font-size="14pt" style:font-size-asian="14pt" style:font-size-complex="14pt"/>
    </style:style>
    <style:style style:name="P63" style:parent-style-name="Standard" style:family="paragraph">
      <style:paragraph-properties fo:line-height="115%"/>
      <style:text-properties fo:font-size="14pt" style:font-size-asian="14pt" style:font-size-complex="14pt"/>
    </style:style>
    <style:style style:name="P64" style:parent-style-name="Standard" style:family="paragraph">
      <style:paragraph-properties fo:line-height="115%"/>
      <style:text-properties fo:font-size="14pt" style:font-size-asian="14pt" style:font-size-complex="14pt"/>
    </style:style>
    <style:style style:name="P65" style:parent-style-name="Standard" style:family="paragraph">
      <style:paragraph-properties fo:line-height="115%"/>
      <style:text-properties fo:font-size="14pt" style:font-size-asian="14pt" style:font-size-complex="14pt"/>
    </style:style>
    <style:style style:name="P66" style:parent-style-name="Standard" style:family="paragraph">
      <style:paragraph-properties fo:line-height="115%"/>
      <style:text-properties fo:font-size="14pt" style:font-size-asian="14pt" style:font-size-complex="14pt"/>
    </style:style>
    <style:style style:name="P67" style:parent-style-name="Standard" style:family="paragraph">
      <style:paragraph-properties fo:line-height="115%"/>
      <style:text-properties fo:font-weight="bold" style:font-weight-asian="bold" style:font-weight-complex="bold" fo:font-size="14pt" style:font-size-asian="14pt" style:font-size-complex="14pt"/>
    </style:style>
    <style:style style:name="P68" style:parent-style-name="Standard" style:family="paragraph">
      <style:paragraph-properties fo:line-height="115%"/>
      <style:text-properties fo:font-weight="bold" style:font-weight-asian="bold" style:font-weight-complex="bold" fo:font-size="14pt" style:font-size-asian="14pt" style:font-size-complex="14pt"/>
    </style:style>
    <style:style style:name="P69" style:parent-style-name="Standard" style:family="paragraph">
      <style:paragraph-properties fo:line-height="115%"/>
      <style:text-properties fo:font-weight="bold" style:font-weight-asian="bold" style:font-weight-complex="bold" fo:font-size="14pt" style:font-size-asian="14pt" style:font-size-complex="14pt"/>
    </style:style>
    <style:style style:name="P70" style:parent-style-name="Standard" style:family="paragraph">
      <style:paragraph-properties fo:line-height="115%"/>
    </style:style>
    <style:style style:name="T71" style:parent-style-name="DefaultParagraphFont" style:family="text">
      <style:text-properties fo:font-weight="bold" style:font-weight-asian="bold" style:font-weight-complex="bold"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ize="14pt" style:font-size-asian="14pt" style:font-size-complex="14pt"/>
    </style:style>
    <style:style style:name="P75" style:parent-style-name="Standard" style:family="paragraph">
      <style:paragraph-properties fo:line-height="115%"/>
      <style:text-properties fo:font-size="14pt" style:font-size-asian="14pt" style:font-size-complex="14pt"/>
    </style:style>
    <style:style style:name="P76" style:parent-style-name="Standard" style:family="paragraph">
      <style:paragraph-properties fo:line-height="115%"/>
      <style:text-properties fo:font-weight="bold" style:font-weight-asian="bold" style:font-weight-complex="bold" fo:font-size="14pt" style:font-size-asian="14pt" style:font-size-complex="14pt"/>
    </style:style>
    <style:style style:name="P77" style:parent-style-name="Standard" style:family="paragraph">
      <style:paragraph-properties fo:line-height="115%"/>
      <style:text-properties fo:font-size="14pt" style:font-size-asian="14pt" style:font-size-complex="14pt"/>
    </style:style>
    <style:style style:name="P78" style:parent-style-name="Standard" style:family="paragraph">
      <style:paragraph-properties fo:line-height="115%"/>
      <style:text-properties fo:font-size="14pt" style:font-size-asian="14pt" style:font-size-complex="14pt"/>
    </style:style>
  </office:automatic-styles>
  <office:body>
    <office:text text:use-soft-page-breaks="true">
      <text:p text:style-name="P1">GİRİŞ</text:p>
      <text:p text:style-name="P2"/>
      <text:p text:style-name="P3"><text:tab/>Kimlik doğrulama ön şartı ile oturum açılan uygulamalarda,<text:s/>kişisel verilerin saklı tutulması amacıyla bir şifre kullanılması sıkça karşılaşılan bir bilgi güvenliği yöntemidir.<text:s/>Bu şifreyi oluştutrurken uyulması gereken kurallar her sistem için farklılık göstermekle birlikte, temelde bazı karakterlerin kullanımının kısıtlanması ve bazı ifadelerin kullanımının zorunlu kılınması prensiplerine dayanmaktadır.</text:p>
      <text:p text:style-name="P4"/>
      <text:p text:style-name="P5"><text:tab/>Şifre belirlerken anlamlı ve dilbilgisi kuralları açısından öngörülebilir bazı kısıtlara tabi kelimelerin seçilmesi, şifreleri ele geçirmek isteyen kötü niyetli yazılımların problem uzayını oldukça daraltmaktadır. Genel olarak kullanılmakta olan şifre belirleme kriterleri gerçekte şifrenin gücünü ölçmemekle birlikte, bu kötü niyetli yazılımlara <text:s/>ipucu olma niteliği taşıyor. Bu makalede standart şifre belirleme kriterlerine alternatif olarak, gramer kurallarını ve girilen şifredeki harflerle anlamlı türkçe sözcüklerden oluşan veri<text:s/>tabanındaki sözcüklerde bulunma sıklığını <text:s/>karşılaştırma esasına dayanan bir ölçek sunulmaktadır.</text:p>
      <text:p text:style-name="P6"/>
      <text:p text:style-name="P7"/>
      <text:p text:style-name="P8">LİTERATÜR ÇALIŞMALARI</text:p>
      <text:p text:style-name="P9"/>
      <text:p text:style-name="P10"><text:span text:style-name="T11"><text:tab/>Şifrelerin oluşturulması sırasında kullanıcıya bir takım kurallar ve kısıtlar konularak şifre belirleme aşamasını sancılı bir sürec</text:span><text:span text:style-name="T12">e dönüştüren<text:s/></text:span><text:span text:style-name="T13">(karakter kısıtlamasının bir terim adı var mıdır?)<text:s/></text:span><text:span text:style-name="T14">ön şartlı sisteme alternatif olabilecek daha güçlü bir sistem oluşturmaktır.[1]</text:span></text:p>
      <text:p text:style-name="P15"/>
      <text:p text:style-name="P16"><text:tab/>Araştırma uzayı projenin ilk aşaması için birleşim gücü yüksek bin kelime ile sınırlandırılmıştır [2] ilerleyen aşamalarda şifre olarak kullanılan kelimelerin frekansı daha yüksek olan başka bir sözlük uzayı oluşturulacaktır.</text:p>
      <text:p text:style-name="P17"/>
      <text:p text:style-name="P18"><text:tab/>Daktilo ve klavye gibi sözcüklerin hızlı yazılmasının önem taşıdığı donanım ürünlerinde, harflerin dizilimi dilbilgisi kurallarını dikkate<text:s/>alan bir istatistiksel mantık kavramına oturtulmuştu. Eski daktilolarda Christopher Sholes tarafından önerilen ‘C-H’, ‘S-T’, ’T-H’, ‘W-H’ gibi dilde sıkça yanyana gelen harflerin klavye üzerinde de yanyana bulunduğu bir plaka kullanılmıştır. F tipi türk klavelerinde bulunan harflerin diziliminde de bu istatistiksel mantık gözetilmiştir. Her nedense günümüzde kullanılan q klavyenin böyle bir dizilime sahip olmadığı gözlemlenmektedir.</text:p>
      <text:p text:style-name="P19"/>
      <text:p text:style-name="P20"/>
      <text:p text:style-name="P21"><text:tab/>Bir sözlük ağı içinde herbir sözcüğün ve bu sözcüğü ifade eden karakter<text:s/>katarını oluşturan herbir karakterin ağdaki etkisini sözlükte bulunma sıklığı ile ilişkilendiren bir denklem oluşturulur, ve şifrenin önceliklendirilmiş brut-force algoritmasına dayanan ataklara karşı sağlamlığı puanlandırılr.</text:p>
      <text:p text:style-name="P22"/>
      <text:p text:style-name="P23">İLGİLİ ÇALIŞMALAR</text:p>
      <text:p text:style-name="P24"/>
      <text:p text:style-name="P25"><text:span text:style-name="T26"><text:tab/></text:span><text:span text:style-name="T27">Pek çok</text:span><text:span text:style-name="T28"><text:s/>web sayfası yeni kullanıcı şifre oluştururken gireceği şifrenin bazı kurallara uyması ön şartını dayatmaktadır. Bu kurallar genellikle ‘girdiğiniz şifre en az 6/8 en çok 14/16 karakterden oluşmalıdır, en az bir küçük bir büyük harf içermelidir, en az bir<text:s/></text:span><text:span text:style-name="T29">sayı veya bir özel karakter içermelidir’ şeklinde tanımlanmaktadır. Şifrenin ASCII kodları bakımından birbirinden uzak segmentlerde yer alan karakterleri barındırması elbette pek çok atağı filtreleyen, ve ihtimalleri çoğaltan bir yöntemdir. Ancak ‘Aaa12’ ş</text:span><text:span text:style-name="T30">ifresi gerçekte ne kadar güçlüdür ? Kullanılan ön şart şifreyi ataklara karşı savunmasız hale gelmekten kurtarmaya yetecek midir? Bu soruları yanıtlayabilmek için kullanılan atakların sistemini özümsemek gerekir. Şifre tahminine yönelik atakların başında b</text:span><text:span text:style-name="T31">rut-force yaklaşımına dayanan algoritmalar gelir. Brut-force ataklar problem uzayının önceden belirlendiği sistemlerde ardarda denemeler yaparak doğru sonuca ulaşmayı hedefler. <text:s/>‘Aaa12’ şifresi için hiçbir ön şart belirlenmemiş bir atak yazılımı harflerin<text:s/></text:span><text:span text:style-name="T32">yerlerini varsayılan olarak bir büyük, iki küçük harf ve iki sayıdan oluşan bie düzenli ifade üzerinden tahmin yürüten algoritma için 68.121 deneme sonuca saniyeler içinde ulaşacaktır. Aslında şifreyi güçleştirme amacıyla gerçekleştirilen uygulama, atakçın</text:span><text:span text:style-name="T33">ın geliştirdiği saldırıya bir anlamda yön vermiştir.</text:span></text:p>
      <text:p text:style-name="P34"/>
      <text:p text:style-name="P35">ŞİFRE BELİRLEME KRİTERİ GEREKSİNİMLERİ</text:p>
      <text:p text:style-name="P36"/>
      <text:p text:style-name="P37"><text:span text:style-name="T38"><text:tab/></text:span><text:span text:style-name="T39">Şifre belirleme kriteri olarak büyük küçük harf veya özel karakter kullanmakta özgür olan kullanıcının yeni şifreyi tanımlayabilmesi için tasarlanan sistemde ‘şi</text:span><text:span text:style-name="T40">fre gücü ölçeği’ filtresinden geçer puan almalıdır. Şifre gücü ölçeği kelimeyi semantik açıdan değerlendiren ve dilbilgisi kurallarına göre şifrenin rastgeleliğini ölçen bir sistemdir.</text:span></text:p>
      <text:p text:style-name="P41"/>
      <text:p text:style-name="P42"><text:span text:style-name="T43"><text:tab/>Sistem iki aşamalı çalışmaktadır. İlk adımda, önceden tanımlanmış söz</text:span><text:span text:style-name="T44">lük veri tabanı analiz edilerek her hafrin ve her pozisyonun değeri hesaplanır. Bu analizde herbir harfin sözlükteki frekansı, başta ortada ve sonra bulunma oranı, diğer harflerle aynı kelimenin içinde bulunma <text:s/>ve yanyana bulunma oranı puanlanır.</text:span></text:p>
      <text:p text:style-name="P45"/>
      <text:p text:style-name="P46"><text:span text:style-name="T47"><text:tab/>İkinci</text:span><text:span text:style-name="T48"><text:s/>aşamada ise kullanıcı tarafından girilen şifrenin her bir harfi için frekans, konum ve diğer harflerle ilişkisini irdeleyen 6 değer hesaplanır. Bu değerler belirli katsayılarla sonuca etkisi yönetilerek birleştirilir. Sonuç olarak bir şifre gücü puanı ort</text:span><text:span text:style-name="T49">aya çıkmaktadır.</text:span></text:p>
      <text:p text:style-name="P50"/>
      <text:p text:style-name="P51">GELİŞTİRİLEN UYGULAMA</text:p>
      <text:p text:style-name="P52"/>
      <text:p text:style-name="P53"><text:span text:style-name="T54"><text:tab/></text:span><text:span text:style-name="T55">Geliştirilen uygulamada, önce sözlük verisi olarak kullanılacak olan .txt uzantılı dosya normalize edilir ve dosyada yer alan sözcükler istenen formata getirilir. İstenilen formatta herbir kelime bir satırda<text:s/></text:span><text:span text:style-name="T56">sağında ve solunda (boşluk da dahil olmak üzere) hiçbir karakter olmayacak biçimde bulunmalıdır.</text:span></text:p>
      <text:p text:style-name="P57"/>
      <text:p text:style-name="P58"><text:tab/>Geliştirilen projede türkçe karakter kısıtlaması yoktur fakat harf olmayan karakterler(sayılar,noktalama işaretleri vb.) kullanılmamıştır. İçerik listesinin<text:s/>her indisine, kelimeler.txt isimli sözlük dosyasından birer kelime atanmıştır. Birleşim gücü yüksek 1000 kelime üzerinde yapılan bu çalışmada içerik yapısını oluşturacak kelimeler ‘içerik’ isimli listede yer almaktadır.</text:p>
      <text:p text:style-name="P59"/>
      <text:p text:style-name="P60"><text:tab/>Harfsayacı değişkeni kelimeler.txt dosyasında bulunan he sözcükteki harfler toplamıdır. Frekans değişkeni her bir harf için, o harfin içerik tabanında bulunma sıklığını ifade etmektedir. Konum değişkenine bakılarak harflerin başta sonda ve ortada bulunma sıklığı değerlendirilir. Birlikte<text:s/>fonksiyonu bir harfin başka bir harfle birlikte tek sözcükte bulunma sayısını verir. Yanyana fonksiyonu bir harfin diğer harf ile yanyana bulunma sayısını verir.</text:p>
      <text:p text:style-name="P61"/>
      <text:p text:style-name="P62"><text:tab/>Kullanıcı arayüzünde alınan sözcük değerlendirilerek altı değer elde edilir. Bu değerlerin<text:s/>ilki, girilen kelimedeki harflerin, sözlük dosyasında bulunma sayıları toplamıdır. İkinci değer girilen kelimenin ilk harfinin, sözlük dosyasında ilk harf konumunda bulunma sayısını, üçüncü değer girilen kelimenin son harfinin, sözlük dosyasında son harf konumunda bulunma sayısını, dördüncü değer girilen kelimenin ortasındaki harflerin, sözlük dosyasında kelimelerde orta konumda bulunma sayıları toplamını verir. Beşinci değerde, girilen kelimedeki her harf için kelimenin içindeki diğer harflerle birlikte, sözlük dosyasında bulunma sayıları toplamını tutmaktadır. Altıncı değer, girilen kelimede yanyana bulunanan harflerin, sözlük dosyasında da yanyana bulunma sayıları toplamını ifade etmektedir. Ve bu altı değerden yola çıkılarak basit bir şifre gücü ölçeği ortaya çıkmıştır.</text:p>
      <text:p text:style-name="P63"/>
      <text:p text:style-name="P64"><text:tab/>Kullanılan denklemde değerlerin katlasıyları şöyledir:</text:p>
      <text:p text:style-name="P65">10 * değer1 + 40 * değer2 + 40*değer3 + 20*değer4 + 10*değer5 + 30*değer6 <text:s/></text:p>
      <text:p text:style-name="P66"><text:tab/>Bulunan sonuç değeri 0.1 ile daraltılır ve uzun kelimelerin bulunması daha zor olduğu halde kısa kelimelere kıyasla daha yüksek şifre gücü puanı almasının önüne geçmek için, sonuç değer uzunluğun karesine bölünerek elde edilir. Bu denklem bilimsel bir istatistik içermemekle birlikte heuristik bir yaklaşımla deneme yanılma sonucunda oluşturulmuştur. Araştırmalar derinleştirçe daha bilimsel istatistik sonuçlarıyla ve matematiksel çıkarımlarla denklem şekillenecektir.</text:p>
      <text:p text:style-name="P67"/>
      <text:p text:style-name="P68">GELECEK ÇALIŞMALAR</text:p>
      <text:p text:style-name="P69"/>
      <text:p text:style-name="P70"><text:span text:style-name="T71"><text:tab/></text:span><text:span text:style-name="T72">Bir sonraki aşamada daha fazla literatür <text:s/>ve ilgili çalışmaların araştırılması sonucunda en uygun katsayı</text:span><text:span text:style-name="T73">lar kullanılarak denklem optimize edilecektir, böylece şifre gücü ölçümünin daha gerçekçi sonuçlar vermesi planlanmaktadır. Özel karakterler, sayılar ve büyük/küçük harf duyarlılığı eklenerek sonucun ne kadar değişeceği gözlemlenecek ve bunun sonucunda yen</text:span><text:span text:style-name="T74">i bulgular şu anki sonuçlarla karşılaştırılacaktır.</text:span></text:p>
      <text:p text:style-name="P75"/>
      <text:p text:style-name="P76"/>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Kullanıcısı</dc:creator>
    <meta:creation-date>2018-07-25T10:14:00Z</meta:creation-date>
    <dc:date>2018-11-18T15:01:00Z</dc:date>
    <meta:template xlink:href="Normal" xlink:type="simple"/>
    <meta:editing-cycles>76</meta:editing-cycles>
    <meta:editing-duration>PT9420S</meta:editing-duration>
    <meta:document-statistic meta:page-count="1" meta:paragraph-count="15" meta:word-count="1177" meta:character-count="7876" meta:row-count="55" meta:non-whitespace-character-count="6714"/>
  </office:meta>
</office:document-meta>
</file>